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Accuracy(1)</text:p>
          </table:table-cell>
          <table:table-cell office:value-type="string" calcext:value-type="string">
            <text:p>Accuracy(7.0)</text:p>
          </table:table-cell>
          <table:table-cell office:value-type="string" calcext:value-type="string">
            <text:p>Avg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 (30fps) [nai+opt]</text:p>
          </table:table-cell>
          <table:table-cell office:value-type="float" office:value="46.7662" calcext:value-type="float">
            <text:p>46.7662</text:p>
          </table:table-cell>
          <table:table-cell office:value-type="float" office:value="49.2537" calcext:value-type="float">
            <text:p>49.2537</text:p>
          </table:table-cell>
          <table:table-cell table:formula="of:=AVERAGE([.B2:.C2])" office:value-type="float" office:value="48.00995" calcext:value-type="float">
            <text:p>48.0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I (30fps) [full]</text:p>
          </table:table-cell>
          <table:table-cell office:value-type="float" office:value="80.5" calcext:value-type="float">
            <text:p>80.5</text:p>
          </table:table-cell>
          <table:table-cell office:value-type="float" office:value="66" calcext:value-type="float">
            <text:p>66</text:p>
          </table:table-cell>
          <table:table-cell table:formula="of:=AVERAGE([.B3:.C3])" office:value-type="float" office:value="73.25" calcext:value-type="float">
            <text:p>7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 wfilter 30fps [full]</text:p>
          </table:table-cell>
          <table:table-cell office:value-type="float" office:value="71.5" calcext:value-type="float">
            <text:p>71.5</text:p>
          </table:table-cell>
          <table:table-cell office:value-type="float" office:value="78.5" calcext:value-type="float">
            <text:p>78.5</text:p>
          </table:table-cell>
          <table:table-cell table:formula="of:=AVERAGE([.B4:.C4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 wfilter 160fps [full]</text:p>
          </table:table-cell>
          <table:table-cell office:value-type="float" office:value="83.5" calcext:value-type="float">
            <text:p>83.5</text:p>
          </table:table-cell>
          <table:table-cell office:value-type="float" office:value="85" calcext:value-type="float">
            <text:p>85</text:p>
          </table:table-cell>
          <table:table-cell table:formula="of:=AVERAGE([.B5:.C5])" office:value-type="float" office:value="84.25" calcext:value-type="float">
            <text:p>84.25</text:p>
          </table:table-cell>
          <table:table-cell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./BN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1">00/00/0000</text:date>, <text:time style:data-style-name="N2" text:time-value="19:52:24.035233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12:50.869924446</meta:creation-date>
    <dc:date>2020-03-21T21:31:26.567660621</dc:date>
    <meta:editing-duration>PT4H44M36S</meta:editing-duration>
    <meta:editing-cycles>18</meta:editing-cycles>
    <meta:generator>LibreOffice/5.1.6.2$Linux_X86_64 LibreOffice_project/10m0$Build-2</meta:generator>
    <meta:document-statistic meta:table-count="1" meta:cell-count="20" meta:object-count="0"/>
  </office:meta>
</office:document-meta>
</file>